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list-style-name="L30031" style:name="a96e0f5" style:parent-style-name="ListParagraph">
      <style:paragraph-properties/>
    </style:style>
    <style:style style:family="paragraph" style:list-style-name="L30031" style:name="adafb55" style:parent-style-name="ListParagraph">
      <style:paragraph-properties/>
    </style:style>
    <style:style style:family="table-cell" style:name="a3b0ec6">
      <style:table-cell-properties fo:border-top="0.18mm solid #000000"/>
    </style:style>
    <style:style style:family="table-cell" style:name="aa808ca">
      <style:table-cell-properties fo:border-top="0.18mm solid #000000"/>
    </style:style>
    <style:style style:family="table-row" style:name="a01fb5b">
      <style:table-row-properties style:row-height="0.0mm"/>
    </style:style>
    <style:style style:family="table-cell" style:name="aa4ff7b">
      <style:table-cell-properties fo:border-bottom="0.18mm solid #000000"/>
    </style:style>
    <style:style style:family="table-cell" style:name="a2191f3">
      <style:table-cell-properties fo:border-bottom="0.18mm solid #000000"/>
    </style:style>
    <style:style style:family="table-column" style:name="a00124a">
      <style:table-column-properties style:rel-column-width="7679*"/>
    </style:style>
    <style:style style:family="table-column" style:name="a69da64">
      <style:table-column-properties style:rel-column-width="640*"/>
    </style:style>
    <style:style style:family="table-column" style:name="a22c02e">
      <style:table-column-properties style:rel-column-width="7679*"/>
    </style:style>
    <style:style style:family="table" style:name="abb931a">
      <style:table-properties style:width="16.0cm" table:align="left"/>
    </style:style>
    <style:style style:family="paragraph" style:name="afe2577">
      <style:paragraph-properties fo:margin-top="12.7mm"/>
    </style:style>
    <style:style style:family="table-row" style:name="aec999a">
      <style:table-row-properties style:row-height="7.93mm"/>
    </style:style>
    <style:style style:family="table-row" style:name="abaef7e">
      <style:table-row-properties style:row-height="7.93mm"/>
    </style:style>
    <style:style style:family="table-column" style:name="a660027">
      <style:table-column-properties style:rel-column-width="14418*"/>
    </style:style>
    <style:style style:family="table-column" style:name="ad38e91">
      <style:table-column-properties style:rel-column-width="1582*"/>
    </style:style>
    <style:style style:family="table" style:name="ae25c81" style:parent-style-name="FieldTripLetterTable">
      <style:table-properties style:rel-width="100%"/>
    </style:style>
    <style:style style:family="table-row" style:name="ac65d1d">
      <style:table-row-properties style:row-height="25.4mm"/>
    </style:style>
    <style:style style:family="table-column" style:name="a4934e2">
      <style:table-column-properties style:rel-column-width="16000*"/>
    </style:style>
    <style:style style:family="table" style:name="a655a6d" style:parent-style-name="FieldTripLetterTable">
      <style:table-properties style:rel-width="100%"/>
    </style:style>
    <style:style style:family="paragraph" style:list-style-name="L1" style:name="a93b5ac" style:parent-style-name="ListParagraph">
      <style:paragraph-properties/>
    </style:style>
    <style:style style:family="table-cell" style:name="a1d0a7d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784b6d" style:parent-style-name="ListParagraph">
      <style:paragraph-properties/>
    </style:style>
    <style:style style:family="table-cell" style:name="af34bbb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c39a2b" style:parent-style-name="ListParagraph">
      <style:paragraph-properties/>
    </style:style>
    <style:style style:family="table-cell" style:name="a1cbebd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66d41c">
      <style:table-row-properties style:row-height="93.66mm"/>
    </style:style>
    <style:style style:family="table-column" style:name="acaf325">
      <style:table-column-properties style:rel-column-width="56*"/>
    </style:style>
    <style:style style:family="table-column" style:name="a6ae742">
      <style:table-column-properties style:rel-column-width="17*"/>
    </style:style>
    <style:style style:family="table-column" style:name="aba306a">
      <style:table-column-properties style:rel-column-width="27*"/>
    </style:style>
    <style:style style:family="table" style:name="ade9a8d">
      <style:table-properties style:width="17.0cm" table:align="left"/>
    </style:style>
    <text:list-style style:name="L30031">
      <text:list-level-style-number style:num-format="i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i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i" style:num-suffix="." text:display-levels="1" text:level="3" text:start-value="1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i" style:num-suffix="." text:display-levels="1" text:level="6" text:start-value="1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i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i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1">
      <text:list-level-style-bullet text:bullet-char="" text:level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bullet>
      <text:list-level-style-bullet text:bullet-char="○" text:level="2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bullet>
      <text:list-level-style-bullet text:bullet-char="■" text:level="3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" text:level="4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○" text:level="5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■" text:level="6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" text:level="7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○" text:level="8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text:bullet-char="■" text:level="9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bullet>
    </text:list-style>
    <style:style style:family="paragraph" style:list-style-name="L1" style:name="a1134e0" style:parent-style-name="ListParagraph">
      <style:paragraph-properties/>
    </style:style>
    <style:style style:family="paragraph" style:list-style-name="L1" style:name="a353a51" style:parent-style-name="ListParagraph">
      <style:paragraph-properties/>
    </style:style>
    <style:style style:family="paragraph" style:name="adeb505">
      <style:paragraph-properties/>
      <style:text-properties/>
    </style:style>
  </office:automatic-styles>
  <office:body>
    <office:text>
      <table:table table:style-name="ade9a8d">
        <table:table-column table:style-name="aba306a"/>
        <table:table-column table:style-name="a6ae742"/>
        <table:table-column table:style-name="acaf325"/>
        <table:table-row table:style-name="a66d41c">
          <table:table-cell table:style-name="a1cbebd">
            <text:list text:continue-numbering="true" text:style-name="L1">
              <text:list-item>
                <text:p text:style-name="ac39a2b"/>
              </text:list-item>
            </text:list>
          </table:table-cell>
          <table:table-cell table:style-name="af34bbb">
            <text:list text:continue-numbering="true" text:style-name="L1">
              <text:list-item>
                <text:p text:style-name="a784b6d"/>
              </text:list-item>
            </text:list>
          </table:table-cell>
          <table:table-cell table:style-name="a1d0a7d">
            <text:list text:continue-numbering="true" text:style-name="L1">
              <text:list-item>
                <text:p text:style-name="a93b5ac">1</text:p>
              </text:list-item>
            </text:list>
            <text:p text:style-name="adeb505">2</text:p>
            <text:list text:continue-numbering="true" text:style-name="L1">
              <text:list-item>
                <text:p text:style-name="a353a51">a</text:p>
              </text:list-item>
            </text:list>
          </table:table-cell>
        </table:table-row>
      </table:table>
      <text:p text:style-name="Standard"/>
      <table:table table:style-name="a655a6d">
        <table:table-column table:style-name="a4934e2"/>
        <table:table-row table:style-name="ac65d1d">
          <table:table-cell>
            <text:p/>
          </table:table-cell>
        </table:table-row>
      </table:table>
      <text:p>Notfallkontakt:</text:p>
      <table:table table:style-name="ae25c81">
        <table:table-column table:style-name="ad38e91"/>
        <table:table-column table:style-name="a660027"/>
        <table:table-row table:style-name="abaef7e">
          <table:table-cell>
            <text:p>Name:</text:p>
          </table:table-cell>
          <table:table-cell>
            <text:p/>
          </table:table-cell>
        </table:table-row>
        <table:table-row table:style-name="aec999a">
          <table:table-cell>
            <text:p>Telefon:</text:p>
          </table:table-cell>
          <table:table-cell>
            <text:p/>
          </table:table-cell>
        </table:table-row>
      </table:table>
      <text:p text:style-name="afe2577">Mein Kind darf im Notfall medizinisch betreut werden.</text:p>
      <table:table table:style-name="abb931a">
        <table:table-column table:style-name="a22c02e"/>
        <table:table-column table:style-name="a69da64"/>
        <table:table-column table:style-name="a00124a"/>
        <table:table-row>
          <table:table-cell table:style-name="a2191f3">
            <text:p/>
          </table:table-cell>
          <table:table-cell>
            <text:p/>
          </table:table-cell>
          <table:table-cell table:style-name="aa4ff7b">
            <text:p/>
          </table:table-cell>
        </table:table-row>
        <table:table-row table:style-name="a01fb5b">
          <table:table-cell table:style-name="aa808ca">
            <text:p>Unterschrift der Eltern/eines Erziehungsberechtigten</text:p>
          </table:table-cell>
          <table:table-cell>
            <text:p/>
          </table:table-cell>
          <table:table-cell table:style-name="a3b0ec6">
            <text:p>Datum</text:p>
          </table:table-cell>
        </table:table-row>
      </table:table>
      <text:p text:style-name="Standard"/>
      <text:list text:continue-numbering="true" text:style-name="L30031">
        <text:list-item>
          <text:p text:style-name="adafb55">a</text:p>
        </text:list-item>
      </text:list>
      <text:list text:continue-numbering="true" text:style-name="L30031">
        <text:list-item>
          <text:p text:style-name="a96e0f5"/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able Contents" style:family="paragraph" style:name="Table_20_Contents" style:parent-style-name="Standard"/>
    <style:style style:display-name="List Paragraph" style:family="paragraph" style:name="ListParagraph" style:next-style-name="ListParagraph" style:parent-style-name="Standard">
      <style:paragraph-properties fo:margin-left="12.7mm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text-properties fo:country="DE" fo:font-size="12.0pt" fo:language="de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17</dc:date>
    <meta:editing-cycles>2</meta:editing-cycles>
    <meta:editing-duration>PT0.048S</meta:editing-duration>
  </office:meta>
</office:document-meta>
</file>